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6" draw:id="id6" draw:layer="layout" svg:width="1.844cm" svg:height="1.843cm" svg:x="2.05cm" svg:y="9.4cm">
            <text:p text:style-name="P1"><text:span text:style-name="T1">+</text:span></text:p>
            <text:p text:style-name="P1"><text:span text:style-name="T1">-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3" draw:id="id3">
            <draw:custom-shape draw:style-name="gr2" draw:text-style-name="P1" draw:layer="layout" svg:width="1.533cm" svg:height="1.535cm" draw:transform="rotate (-3.14159265358979) translate (10.721cm 7.3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0.752cm" svg:y1="7.4cm" svg:x2="9.085cm" svg:y2="7.4cm">
              <text:p/>
            </draw:line>
          </draw:g>
          <draw:g xml:id="id2" draw:id="id2">
            <draw:custom-shape draw:style-name="gr4" draw:text-style-name="P1" draw:layer="layout" svg:width="0.805cm" svg:height="1.833cm" svg:x="7.548cm" svg:y="9.44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7.956cm" svg:y1="9.447cm" svg:x2="7.972cm" svg:y2="8.6cm">
              <text:p/>
            </draw:line>
            <draw:line draw:style-name="gr3" draw:text-style-name="P3" draw:layer="layout" svg:x1="7.956cm" svg:y1="12.149cm" svg:x2="7.972cm" svg:y2="11.302cm">
              <text:p/>
            </draw:line>
          </draw:g>
          <draw:g xml:id="id1" draw:id="id1">
            <draw:custom-shape draw:style-name="gr2" draw:text-style-name="P1" draw:layer="layout" svg:width="1.533cm" svg:height="1.535cm" draw:transform="rotate (-3.14159265358979) translate (6.72cm 7.3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6.751cm" svg:y1="7.4cm" svg:x2="5.084cm" svg:y2="7.4cm">
              <text:p/>
            </draw:line>
          </draw:g>
          <draw:g xml:id="id5" draw:id="id5">
            <draw:custom-shape draw:style-name="gr2" draw:text-style-name="P1" draw:layer="layout" svg:width="1.533cm" svg:height="1.535cm" draw:transform="rotate (-3.14159265358979) translate (10.721cm 14.8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0.752cm" svg:y1="14.9cm" svg:x2="9.085cm" svg:y2="14.9cm">
              <text:p/>
            </draw:line>
          </draw:g>
          <draw:g xml:id="id4" draw:id="id4">
            <draw:custom-shape draw:style-name="gr2" draw:text-style-name="P1" draw:layer="layout" svg:width="1.533cm" svg:height="1.535cm" draw:transform="rotate (-3.14159265358979) translate (6.72cm 14.8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6.751cm" svg:y1="14.9cm" svg:x2="5.084cm" svg:y2="14.9cm">
              <text:p/>
            </draw:line>
          </draw:g>
          <draw:connector draw:style-name="gr5" draw:text-style-name="P1" draw:layer="layout" svg:x1="5.917cm" svg:y1="7.4cm" svg:x2="7.95cm" svg:y2="8.6cm" draw:start-shape="id1" draw:start-glue-point="2" draw:end-shape="id2" draw:end-glue-point="0" svg:d="M5917 7400v600h2033v600" svg:viewBox="0 0 2034 1201">
            <text:p/>
          </draw:connector>
          <draw:connector draw:style-name="gr5" draw:text-style-name="P1" draw:layer="layout" svg:x1="9.918cm" svg:y1="7.4cm" svg:x2="7.95cm" svg:y2="8.6cm" draw:start-shape="id3" draw:start-glue-point="2" draw:end-shape="id2" draw:end-glue-point="0" svg:d="M9918 7400v600h-1968v600" svg:viewBox="0 0 1969 1201">
            <text:p/>
          </draw:connector>
          <draw:connector draw:style-name="gr5" draw:text-style-name="P1" draw:layer="layout" svg:x1="5.917cm" svg:y1="13.335cm" svg:x2="7.95cm" svg:y2="12.149cm" draw:start-shape="id4" draw:start-glue-point="0" draw:end-shape="id2" draw:end-glue-point="2" svg:d="M5917 13335v-569h2033v-617" svg:viewBox="0 0 2034 1187">
            <text:p/>
          </draw:connector>
          <draw:connector draw:style-name="gr5" draw:text-style-name="P1" draw:layer="layout" svg:x1="9.918cm" svg:y1="13.335cm" svg:x2="7.95cm" svg:y2="12.149cm" draw:start-shape="id5" draw:start-glue-point="0" draw:end-shape="id2" draw:end-glue-point="2" svg:d="M9918 13335v-569h-1968v-617" svg:viewBox="0 0 1969 1187">
            <text:p/>
          </draw:connector>
          <draw:connector draw:style-name="gr5" draw:text-style-name="P1" draw:layer="layout" svg:x1="2.972cm" svg:y1="9.4cm" svg:x2="5.917cm" svg:y2="5.835cm" draw:start-shape="id6" draw:start-glue-point="4" draw:end-shape="id1" draw:end-glue-point="0" svg:d="M2972 9400v-4067h2945v502" svg:viewBox="0 0 2946 4068">
            <text:p/>
          </draw:connector>
          <draw:connector draw:style-name="gr5" draw:text-style-name="P1" draw:layer="layout" svg:x1="2.972cm" svg:y1="11.243cm" svg:x2="5.917cm" svg:y2="14.9cm" draw:start-shape="id6" draw:start-glue-point="8" draw:end-shape="id4" draw:end-glue-point="2" svg:d="M2972 11243v4207h2945v-550" svg:viewBox="0 0 2946 4208">
            <text:p/>
          </draw:connector>
          <draw:connector draw:style-name="gr5" draw:text-style-name="P1" draw:layer="layout" draw:line-skew="0cm -4.914cm 0.75cm" svg:x1="2.972cm" svg:y1="9.4cm" svg:x2="9.918cm" svg:y2="14.9cm" draw:start-shape="id6" draw:start-glue-point="4" draw:end-shape="id5" draw:end-glue-point="2" svg:d="M2972 9400v-502h-1420v7302h8366v-1300" svg:viewBox="0 0 8367 7303">
            <text:p/>
          </draw:connector>
          <draw:connector draw:style-name="gr5" draw:text-style-name="P1" draw:layer="layout" draw:line-skew="0cm -0.533cm" svg:x1="1.35cm" svg:y1="11.8cm" svg:x2="9.918cm" svg:y2="5.835cm" draw:start-shape="id7" draw:start-glue-point="3" draw:end-shape="id3" draw:end-glue-point="0" svg:d="M1350 11800h-502v-7000h9070v1035" svg:viewBox="0 0 9071 7001">
            <text:p/>
          </draw:connector>
          <draw:custom-shape draw:style-name="gr6" draw:text-style-name="P1" xml:id="id7" draw:id="id7" draw:layer="layout" svg:width="0.401cm" svg:height="0.4cm" svg:x="1.35cm" svg:y="11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onnector draw:style-name="gr5" draw:text-style-name="P1" draw:layer="layout" svg:x1="1.751cm" svg:y1="11.8cm" svg:x2="2.972cm" svg:y2="11.243cm" draw:start-shape="id7" draw:start-glue-point="1" draw:end-shape="id6" draw:end-glue-point="8" svg:d="M1751 11800h1221v-557" svg:viewBox="0 0 1222 558">
            <text:p/>
          </draw:connector>
          <draw:frame draw:style-name="gr7" draw:text-style-name="P4" draw:layer="layout" svg:width="1.4cm" svg:height="0.962cm" svg:x="6.152cm" svg:y="9.8cm">
            <draw:text-box>
              <text:p><text:span text:style-name="T1">R</text:span></text:p>
            </draw:text-box>
          </draw:frame>
          <draw:frame draw:style-name="gr8" draw:text-style-name="P4" draw:layer="layout" svg:width="1.4cm" svg:height="2.639cm" svg:x="2.974cm" svg:y="8.286cm">
            <draw:text-box>
              <text:p><text:span text:style-name="T1">v</text:span><text:span text:style-name="T2">in</text:span></text:p>
            </draw:text-box>
          </draw:frame>
          <draw:frame draw:style-name="gr9" draw:text-style-name="P4" draw:layer="layout" svg:width="0.875cm" svg:height="0.962cm" svg:x="11.679cm" svg:y="8.238cm">
            <draw:text-box>
              <text:p><text:span text:style-name="T1">+</text:span></text:p>
            </draw:text-box>
          </draw:frame>
          <draw:frame draw:style-name="gr9" draw:text-style-name="P4" draw:layer="layout" svg:width="0.713cm" svg:height="0.962cm" svg:x="11.779cm" svg:y="11.438cm">
            <draw:text-box>
              <text:p><text:span text:style-name="T1">-</text:span></text:p>
            </draw:text-box>
          </draw:frame>
          <draw:frame draw:style-name="gr10" draw:text-style-name="P4" draw:layer="layout" svg:width="1.4cm" svg:height="3.501cm" svg:x="12.552cm" svg:y="7.899cm">
            <draw:text-box>
              <text:p><text:span text:style-name="T1">v</text:span><text:span text:style-name="T2">out</text:span></text:p>
            </draw:text-box>
          </draw:frame>
          <draw:g xml:id="id8" draw:id="id8">
            <draw:line draw:style-name="gr3" draw:text-style-name="P3" draw:layer="layout" svg:x1="10.536cm" svg:y1="9.884cm" svg:x2="12.552cm" svg:y2="9.884cm">
              <text:p/>
            </draw:line>
            <draw:line draw:style-name="gr3" draw:text-style-name="P3" draw:layer="layout" svg:x1="10.536cm" svg:y1="9.884cm" svg:x2="12.552cm" svg:y2="9.884cm">
              <text:p/>
            </draw:line>
            <draw:line draw:style-name="gr3" draw:text-style-name="P3" draw:layer="layout" svg:x1="10.536cm" svg:y1="10.784cm" svg:x2="12.552cm" svg:y2="10.784cm">
              <text:p/>
            </draw:line>
            <draw:line draw:style-name="gr3" draw:text-style-name="P3" draw:layer="layout" svg:x1="11.53cm" svg:y1="12cm" svg:x2="11.546cm" svg:y2="10.777cm">
              <text:p/>
            </draw:line>
            <draw:line draw:style-name="gr3" draw:text-style-name="P3" draw:layer="layout" svg:x1="11.53cm" svg:y1="9.902cm" svg:x2="11.546cm" svg:y2="8.679cm">
              <text:p/>
            </draw:line>
          </draw:g>
          <draw:connector draw:style-name="gr5" draw:text-style-name="P1" draw:layer="layout" draw:line-skew="0.55cm" svg:x1="7.95cm" svg:y1="8.6cm" svg:x2="11.544cm" svg:y2="8.679cm" draw:start-shape="id2" draw:start-glue-point="0" draw:end-shape="id8" draw:end-glue-point="0" svg:d="M7950 8600h3594v79" svg:viewBox="0 0 3595 80">
            <text:p/>
          </draw:connector>
          <draw:connector draw:style-name="gr5" draw:text-style-name="P1" draw:layer="layout" draw:line-skew="-0.55cm" svg:x1="7.95cm" svg:y1="12.149cm" svg:x2="11.544cm" svg:y2="12cm" draw:start-shape="id2" draw:start-glue-point="2" draw:end-shape="id8" draw:end-glue-point="2" svg:d="M7950 12149h3594v-149" svg:viewBox="0 0 3595 150">
            <text:p/>
          </draw:connector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2T19:54:25.068347210</dc:date>
    <meta:editing-duration>PT15M30S</meta:editing-duration>
    <meta:editing-cycles>3</meta:editing-cycles>
    <meta:generator>LibreOffice/6.0.7.3$Linux_X86_64 LibreOffice_project/00m0$Build-3</meta:generator>
    <meta:document-statistic meta:object-count="64"/>
  </office:meta>
</office:document-meta>
</file>